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imbus Sans L1" svg:font-family="'Nimbus Sans 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color="#000000" style:font-name="Times New Roman" fo:font-size="12pt" fo:language="ru" fo:country="RU" style:font-name-asian="Times New Roman1" style:font-size-asian="12pt" style:language-asian="hi" style:country-asian="IN" style:font-name-complex="Times New Roman1"/>
    </style:style>
    <style:style style:name="P3" style:family="paragraph" style:parent-style-name="Standard">
      <style:paragraph-properties fo:text-align="justify" style:justify-single-word="false" style:writing-mode="lr-tb"/>
      <style:text-properties fo:color="#000000" style:font-name="Times New Roman" fo:font-size="12pt" fo:language="ru" fo:country="RU" style:font-name-asian="Times New Roman1" style:font-size-asian="12pt" style:language-asian="hi" style:country-asian="IN" style:font-name-complex="Times New Roman1"/>
    </style:style>
    <style:style style:name="P4" style:family="paragraph" style:parent-style-name="Standard">
      <style:paragraph-properties fo:text-align="justify" style:justify-single-word="false" style:writing-mode="lr-tb"/>
    </style:style>
    <style:style style:name="P5" style:family="paragraph" style:parent-style-name="Text_20_body">
      <style:paragraph-properties style:writing-mode="lr-tb"/>
    </style:style>
    <style:style style:name="P6" style:family="paragraph" style:parent-style-name="Text_20_body">
      <style:paragraph-properties style:writing-mode="lr-tb"/>
      <style:text-properties fo:color="#000000" style:font-name="Times New Roman" fo:font-size="12pt" fo:language="ru" fo:country="RU" style:font-name-asian="Times New Roman1" style:font-size-asian="12pt" style:language-asian="ru" style:country-asian="RU" style:font-name-complex="Times New Roman1"/>
    </style:style>
    <style:style style:name="P7" style:family="paragraph" style:parent-style-name="Text_20_body">
      <style:paragraph-properties fo:margin-left="0cm" fo:margin-right="0cm" fo:text-indent="1cm" style:auto-text-indent="false" style:writing-mode="lr-tb"/>
    </style:style>
    <style:style style:name="P8" style:family="paragraph" style:parent-style-name="Title" style:master-page-name="Standard">
      <style:paragraph-properties style:page-number="auto" style:writing-mode="lr-tb"/>
    </style:style>
    <style:style style:name="P9" style:family="paragraph" style:parent-style-name="Heading_20_2">
      <style:paragraph-properties style:writing-mode="lr-tb"/>
    </style:style>
    <style:style style:name="P10" style:family="paragraph" style:parent-style-name="Heading_20_1">
      <style:paragraph-properties style:writing-mode="lr-tb"/>
    </style:style>
    <style:style style:name="P11" style:family="paragraph" style:parent-style-name="Heading_20_3">
      <style:paragraph-properties style:writing-mode="lr-tb"/>
    </style:style>
    <style:style style:name="P12" style:family="paragraph" style:parent-style-name="Body_20_Text_20_2">
      <style:paragraph-properties fo:margin-left="0cm" fo:margin-right="0cm" fo:text-indent="1cm" style:auto-text-indent="false" style:writing-mode="lr-tb"/>
    </style:style>
    <style:style style:name="P13" style:family="paragraph" style:parent-style-name="Body_20_Text_20_2">
      <style:paragraph-properties fo:margin-left="0cm" fo:margin-right="0cm" fo:text-indent="0cm" style:auto-text-indent="false" style:writing-mode="lr-tb"/>
    </style:style>
    <style:style style:name="T1" style:family="text">
      <style:text-properties fo:color="#000000" style:font-name="Times New Roman" fo:font-size="18pt" fo:language="ru" fo:country="RU" fo:font-style="normal" fo:text-shadow="1pt 1pt" fo:font-weight="bold" style:font-name-asian="Times New Roman1" style:font-size-asian="18pt" style:language-asian="ru" style:country-asian="RU" style:font-style-asian="normal" style:font-weight-asian="bold" style:font-name-complex="Times New Roman1"/>
    </style:style>
    <style:style style:name="T2" style:family="text">
      <style:text-properties fo:color="#000000" style:font-name="Times New Roman" fo:font-size="14pt" fo:language="ru" fo:country="RU" fo:font-style="normal" fo:font-weight="normal" style:font-name-asian="Times New Roman1" style:font-size-asian="14pt" style:language-asian="ru" style:country-asian="RU" style:font-style-asian="normal" style:font-weight-asian="normal" style:font-name-complex="Times New Roman1"/>
    </style:style>
    <style:style style:name="T3" style:family="text">
      <style:text-properties fo:color="#000000" style:font-name="Times New Roman" fo:font-size="14pt" fo:language="ru" fo:country="RU" style:font-name-asian="Times New Roman1" style:font-size-asian="14pt" style:language-asian="hi" style:country-asian="IN" style:font-name-complex="Times New Roman1"/>
    </style:style>
    <style:style style:name="T4" style:family="text">
      <style:text-properties fo:color="#000000" style:font-name="Times New Roman" fo:font-size="14pt" fo:language="ru" fo:country="RU" style:font-name-asian="Times New Roman1" style:font-size-asian="14pt" style:language-asian="ru" style:country-asian="RU" style:font-name-complex="Times New Roman1"/>
    </style:style>
    <style:style style:name="T5" style:family="text">
      <style:text-properties fo:color="#000000" style:font-name="Times New Roman" fo:font-size="12pt" fo:language="ru" fo:country="RU" style:font-name-asian="Times New Roman1" style:font-size-asian="12pt" style:language-asian="ru" style:country-asian="RU" style:font-name-complex="Times New Roman1"/>
    </style:style>
    <style:style style:name="T6" style:family="text">
      <style:text-properties fo:color="#000000" style:font-name="Times New Roman" fo:font-size="12pt" fo:language="ru" fo:country="RU" style:font-name-asian="Times New Roman1" style:font-size-asian="12pt" style:language-asian="hi" style:country-asian="IN" style:font-name-complex="Times New Roman1"/>
    </style:style>
    <style:style style:name="T7" style:family="text">
      <style:text-properties fo:color="#000000" style:font-name="Times New Roman" fo:font-size="12pt" fo:language="ru" fo:country="RU" fo:font-weight="bold" style:font-name-asian="Times New Roman1" style:font-size-asian="12pt" style:language-asian="ru" style:country-asian="RU" style:font-weight-asian="bold" style:font-name-complex="Times New Roman1"/>
    </style:style>
    <style:style style:name="T8" style:family="text">
      <style:text-properties fo:color="#000000" style:font-name="Times New Roman" fo:font-size="12pt" fo:language="ru" fo:country="RU" fo:font-weight="bold" style:font-name-asian="Times New Roman1" style:font-size-asian="12pt" style:language-asian="hi" style:country-asian="IN" style:font-weight-asian="bold" style:font-name-complex="Times New Roman1"/>
    </style:style>
    <style:style style:name="T9" style:family="text">
      <style:text-properties fo:color="#000000" style:font-name="Times New Roman" fo:font-size="12pt" fo:language="en" fo:country="US" style:font-name-asian="Times New Roman1" style:font-size-asian="12pt" style:language-asian="ru" style:country-asian="RU" style:font-name-complex="Times New Roman1"/>
    </style:style>
    <style:style style:name="T10" style:family="text">
      <style:text-properties fo:color="#000000" style:font-name="Times New Roman" fo:font-size="12pt" fo:language="en" fo:country="US" style:font-name-asian="Times New Roman1" style:font-size-asian="12pt" style:language-asian="hi" style:country-asian="IN" style:font-name-complex="Times New Roman1"/>
    </style:style>
    <style:style style:name="T11" style:family="text">
      <style:text-properties fo:color="#000000" style:font-name="Times New Roman" fo:font-size="13pt" fo:language="ru" fo:country="RU" fo:font-style="italic" fo:font-weight="bold" style:font-name-asian="Times New Roman1" style:font-size-asian="13pt" style:language-asian="ru" style:country-asian="RU" style:font-style-asian="italic" style:font-weight-asian="bold" style:font-name-complex="Times New Roman1"/>
    </style:style>
    <style:style style:name="T12" style:family="text">
      <style:text-properties fo:color="#000000" style:font-name="Times New Roman" fo:font-size="13pt" fo:language="en" fo:country="US" fo:font-style="italic" fo:font-weight="bold" style:font-name-asian="Times New Roman1" style:font-size-asian="13pt" style:language-asian="ru" style:country-asian="RU" style:font-style-asian="italic" style:font-weight-asian="bold" style:font-name-complex="Times New Roman1"/>
    </style:style>
    <style:style style:name="T13" style:family="text">
      <style:text-properties fo:font-weight="normal" style:font-weight-asian="normal"/>
    </style:style>
    <style:style style:name="T14"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Друид</text:span></text:p>
      <text:p text:style-name="P3"/>
      <text:p text:style-name="P2"/>
      <text:h text:style-name="P10" text:outline-level="1"><text:span text:style-name="T2">Краткое описание</text:span></text:h>
      <text:p text:style-name="P3"/>
      <text:p text:style-name="P12"><text:span text:style-name="T5">Вопреки сложившемуся стереотипу, друид - это не добрый старец, уединившийся в своей роще от мерзостей окружающего мира, радующийся каждому новому ростку, питающийся лишь грибами, ягодами и кореньями и отвергающий обувь, нет. Друид, прежде всего, ревнитель даже не первозданной природы, а ее равновесия, в его представлении о мире человек не более чем паразит на теле земли, который может быть полезен, но если излишне докучает, должен быть уничтожен. Он не будет рыдать над телом убитого оленя, но и не станет брать у природы больше, чем сможет съесть, предпочитая наиболее честные по отношению к дичи способы охоты, оставляющие последней шанс на выживание, ибо в мире друида выживает сильнейший.</text:span></text:p>
      <text:p text:style-name="P12"><text:span text:style-name="T5">Изначальное стремление к естественности природы может не только сослужить хорошую службу, даруя друиду знание, вернее, понимание окружающего мира, но и вызвать определенные неудобства, связанные с его мировоззрением.</text:span></text:p>
      <text:p text:style-name="P3"/>
      <text:p text:style-name="P2"/>
      <text:p text:style-name="P4"><text:span text:style-name="T3">Особенности</text:span></text:p>
      <text:p text:style-name="P3"/>
      <text:p text:style-name="P12"><text:span text:style-name="T5">В силу своей природной направленности друид имеет повышенную невосприимчивость к воздействию ядов, получая бонус +3 к спасброску от яда, и способен восстанавливать хитовую базу во время отдыха в условиях ландшафта, схожих с его родиной, с той же эффективностью, как если бы он находился в комфортабельной гостинице.</text:span></text:p>
      <text:p text:style-name="P12"><text:span text:style-name="T5">Являясь жрецом, друид, тем не менее, не может использовать броню, тяжелее кожаной, но в то же самое время ограничен весьма скромным набором заклинаний, относящихся к Растительной, Животной и Погодной сферам. Некоторые друиды, впрочем, способны управлять стихиями, но это скорее исключение из правил, обусловленное первоначальной инициацией.</text:span></text:p>
      <text:p text:style-name="P3"/>
      <text:p text:style-name="P2"/>
      <text:p text:style-name="P4"><text:span text:style-name="T3">Дополнительные способности</text:span></text:p>
      <text:p text:style-name="P3"/>
      <text:p text:style-name="P7"><text:span text:style-name="T5">В момент инициации друид должен выбрать наиболее близкое ему по духу животное, способности и форму которого он затем сможет использовать. Животное не может быть крупнее лошади и мельче кролика, поскольку данные размеры по отношению к человеческому телу являются пороговыми из соображения сохранения массы.</text:span></text:p>
      <text:p text:style-name="P5"><text:span text:style-name="T5">С течением времени друид способен научиться превращению и в других животных, но происходит это лишь при достижении очередного определенного уровня и требует временных затрат. Общее количество подобных превращений, хотя и не ограничено количеством заклинаний, исполняемых в день, не может превышать время из расчета в один час за уровень заклинателя, и обуславливается неестественностью животного обличья для человека.</text:span></text:p>
      <text:p text:style-name="P5"><text:span text:style-name="T5">Любая трансформа по желанию друида может являть собой как полное перевоплощение в избранное им для этого животное, так и представлять собой совмещение человеческого и животного облика.</text:span></text:p>
      <text:p text:style-name="P5"><text:span text:style-name="T5">Кроме того, вне зависимости от степени перевоплощения, друид получает возможность восприятия окружающего мира подобно тому животному, чью форму он принимает.</text:span></text:p>
      <text:p text:style-name="P5"><text:span text:style-name="T5">Рассмотрим примеры подобного перевоплощения.</text:span></text:p>
      <text:p text:style-name="P6"/>
      <text:p text:style-name="P5"><text:span text:style-name="T11">Уровень 3. Волчий лик</text:span></text:p>
      <text:p text:style-name="P7"><text:span text:style-name="T5">Как уже было сказано ранее, данная трансформа может принимать две формы. В первом случае друид принимает полностью облик волка, получая бонус +5 к скорости перемещения и сохраняя свой родной Класс Брони без бонусов за доспех или ведение боя, но с учетом магических </text:span><text:soft-page-break/><text:span text:style-name="T5">модификаторов. В этой форме возможно проведение не более чем двух атак за раунд, при этом наносимый урон и </text:span><text:span text:style-name="T9">THAC</text:span><text:span text:style-name="T5">0 рассчитываются, как если бы друид вел бой без оружия, даже если на момент трансформы оно находилось у него в руках.</text:span></text:p>
      <text:p text:style-name="P5"><text:span text:style-name="T5">Второй разновидностью данной формы является облик получеловека-полуволка, в которой друид получает за стиль ведения боя Класс Брони, равный 0, модификация которого возможна только магическим образом, поскольку даже бонусы Ловкости не дают данной форме преимуществ. При этом трансформа исключает использование любых предметов, требующих сноровки человека в обращении, как например снадобий, оружия, рычагов сложных механизмов и т. п. Тип атаки друида в данной форме приравнивается к рукопашной, что позволяет ему, в совершенстве обучившись навыку и стилю рукопашного боя с использованием двух рук, проводить по 1/2 атаке каждой рукой на первом, по 2 атаке на шестом и по 2/3 атаки на двенадцатом уровнях, нанося 1</text:span><text:span text:style-name="T9">d</text:span><text:span text:style-name="T5">6 повреждения. Модификатор скорости перемещения в данной форме составляет +2.</text:span></text:p>
      <text:p text:style-name="P6"/>
      <text:p text:style-name="P5"><text:span text:style-name="T11">Уровень 6. Защитник</text:span></text:p>
      <text:p text:style-name="P5"><text:span text:style-name="T5">В отличие от быстрых и острых когтей волка, тяжелые лапы медведя способны крушить металлические панцири врагов. Меньшая подвижность и стиль боя в данной форме ограничивают количество атак до двух и не позволяют использовать Акробатику для уменьшения Класса Брони.</text:span></text:p>
      <text:p text:style-name="P5"><text:span text:style-name="T5">Базовый Класс Брони равен нулю, за каждый магический уровень -1</text:span><text:span text:style-name="T9">AC</text:span><text:span text:style-name="T5"> и -1</text:span><text:span text:style-name="T9">Abs</text:span><text:span text:style-name="T5">. +20 хитов к базе. </text:span><text:span text:style-name="T9">Feral</text:span><text:span text:style-name="T5"> </text:span><text:span text:style-name="T9">Charge</text:span><text:span text:style-name="T5"> 10 м. – 1-й (не по-любому)</text:span></text:p>
      <text:p text:style-name="P6"/>
      <text:p text:style-name="P5"><text:span text:style-name="T11">Уровень 9. Ворон</text:span></text:p>
      <text:p text:style-name="P6"/>
      <text:p text:style-name="P6"/>
      <text:p text:style-name="P6"/>
      <text:p text:style-name="P5"><text:span text:style-name="T5">и Морской Волк</text:span></text:p>
      <text:p text:style-name="P5"><text:span text:style-name="T5">Уровень 12. Кошка. </text:span><text:span text:style-name="T9">Stab</text:span><text:span text:style-name="T5"> </text:span><text:span text:style-name="T9">x</text:span><text:span text:style-name="T5">3</text:span></text:p>
      <text:p text:style-name="P6"/>
      <text:p text:style-name="P3"/>
      <text:p text:style-name="P2"/>
      <text:p text:style-name="P5"><text:span text:style-name="T4">Проведение ритуалов</text:span></text:p>
      <text:p text:style-name="P3"/>
      <text:p text:style-name="P2"/>
      <text:p text:style-name="P1"><text:span text:style-name="T6">Уровень 1</text:span></text:p>
      <text:p text:style-name="P1"><text:span text:style-name="T6">Познание животного</text:span></text:p>
      <text:p text:style-name="P1"><text:span text:style-name="T6">Изучение для трансформы</text:span></text:p>
      <text:p text:style-name="P2"/>
      <text:p text:style-name="P2"/>
      <text:h text:style-name="P9" text:outline-level="2"><text:span text:style-name="T11">Уровень 3</text:span></text:h>
      <text:p text:style-name="P3"/>
      <text:h text:style-name="P11" text:outline-level="3"><text:span text:style-name="T7">Завет</text:span></text:h>
      <text:p text:style-name="P13"><text:span text:style-name="T5">Заклинатель очищает площадку примерно в один квадратный метр от посторонних предметов и мусора, затем посыпает ее тонким слоем белого речного песка, избегая образования неровностей. По контуру области наносятся через равное расстояние символы и священные письмена божества, к которому будет производиться обращение. С закатной стороны перед освященной выше описанным способом областью ставится на колени жертва. Необходимо помнить, что жертва должна находиться в сознании и являться гуманоидом. В момент проведения ритуала заклинатель формулирует вопрос, обращенный с использованием ритуальных фраз к божеству, и вскрывает жертве, находясь у нее за спиной, брюшную полость таким образом, чтобы кровь и внутренности попали в освященную область, формируя ответ на вопрос в виде слов, картинок или символов.</text:span></text:p>
      <text:p text:style-name="P3"/>
      <text:h text:style-name="P9" text:outline-level="2"><text:span text:style-name="T11">Уровень 4</text:span></text:h>
      <text:p text:style-name="P3"/>
      <text:p text:style-name="P1"><text:soft-page-break/><text:span text:style-name="T6">Ритуал связи с божеством 2 ч из своей рощи</text:span></text:p>
      <text:p text:style-name="P2"/>
      <text:p text:style-name="P4"><text:span text:style-name="T3">Доступные заклинания</text:span></text:p>
      <text:p text:style-name="P3"/>
      <text:h text:style-name="P9" text:outline-level="2"><text:span text:style-name="T11">Уровень 1</text:span></text:h>
      <text:p text:style-name="P3"/>
      <text:p text:style-name="P4"><text:span text:style-name="T8">Оак жизни</text:span></text:p>
      <text:p text:style-name="P4"><text:span text:style-name="T6">В момент исполнения заклинания рядом с друидом появляется светящийся шар, по виду и эффекту освещения напоминающий блуждающий огонь и распространяющий на всех союзников в радиусе пятнадцати метров ауру, добавляющую +3 хит поинта за магический уровень заклинателя до 15 максимум и восстанавливающую повреждения по 1 хит поинту за раунд. Продолжительность 1 ход +1 раунд за уровень. Допустимо использование только одного подобного заклинания единовременно.</text:span></text:p>
      <text:p text:style-name="P2"/>
      <text:h text:style-name="P11" text:outline-level="3"><text:span text:style-name="T7">Оак ярости</text:span></text:h>
      <text:p text:style-name="P4"><text:span text:style-name="T6">В момент исполнения заклинания рядом с друидом появляется светящийся шар, по виду и эффекту освещения напоминающий блуждающий огонь и распространяющий на всех союзников в радиусе пятнадцати метров ауру, добавляющую +1 к физическому повреждению за магический уровень заклинателя до 5 максимум. Продолжительность 1 ход +1 раунд за уровень. Допустимо использование только одного подобного заклинания единовременно.</text:span></text:p>
      <text:p text:style-name="P2"/>
      <text:p text:style-name="P1"><text:span text:style-name="T10">Animal Friendship<text:tab/></text:span><text:span text:style-name="T6">Дружба</text:span><text:span text:style-name="T10"> </text:span><text:span text:style-name="T6">животных</text:span></text:p>
      <text:p text:style-name="P1"><text:span text:style-name="T10">Entangle<text:tab/></text:span><text:span text:style-name="T6">Запутать</text:span></text:p>
      <text:p text:style-name="P1"><text:span text:style-name="T10">Faerie Fire<text:tab/></text:span><text:span text:style-name="T6">Волшебный</text:span><text:span text:style-name="T10"> </text:span><text:span text:style-name="T6">огонь</text:span></text:p>
      <text:p text:style-name="P1"><text:span text:style-name="T10">Invisibility to Animals<text:tab/></text:span><text:span text:style-name="T6">Невидимость</text:span><text:span text:style-name="T10"> </text:span><text:span text:style-name="T6">для</text:span><text:span text:style-name="T10"> </text:span><text:span text:style-name="T6">животных</text:span></text:p>
      <text:p text:style-name="P1"><text:span text:style-name="T6">Locate Animals or Plants<text:tab/>Обнаружить растения или животных</text:span></text:p>
      <text:p text:style-name="P1"><text:span text:style-name="T10">Pass Without Trace<text:tab/></text:span><text:span text:style-name="T6">Пройти</text:span><text:span text:style-name="T10"> </text:span><text:span text:style-name="T6">без</text:span><text:span text:style-name="T10"> </text:span><text:span text:style-name="T6">следа</text:span></text:p>
      <text:p text:style-name="P1"><text:span text:style-name="T10">Shillelagh<text:tab/></text:span><text:span text:style-name="T6">Дубинка</text:span></text:p>
      <text:p text:style-name="P3"/>
      <text:p text:style-name="P2"/>
      <text:h text:style-name="P9" text:outline-level="2"><text:span text:style-name="T11">Уровень</text:span><text:span text:style-name="T12"> 2</text:span></text:h>
      <text:p text:style-name="P3"/>
      <text:p text:style-name="P4"><text:span text:style-name="T6">Разящие</text:span><text:span text:style-name="T10"> </text:span><text:span text:style-name="T6">стебли</text:span></text:p>
      <text:p text:style-name="P1"><text:span text:style-name="T6">См</text:span><text:span text:style-name="T10">. Entangle. </text:span><text:span text:style-name="T6">Урон 2</text:span><text:span text:style-name="T10">d</text:span><text:span text:style-name="T6">4 в момент опутывания жертв. При попытке передвижения 1 урона.</text:span></text:p>
      <text:p text:style-name="P2"/>
      <text:p text:style-name="P4"><text:span text:style-name="T8">Сторожевая лоза</text:span></text:p>
      <text:p text:style-name="P4"><text:span text:style-name="T6">Посредством специального ритуала подготавливается виноградная, либо ивовая лоза. НА 1 час за Ур., будучи уложенной вокруг заклинателя, она становится сторожем, считающимся бистом. При приближении к заклинателю ближе, чем на 1-5 метров (оговаривается при исполнении, любого существа, не указанного заклинателем, как дружественное, лоза атакует, подобно змее с хит дайсом заклинателя, пробуждая его.</text:span></text:p>
      <text:p text:style-name="P2"/>
      <text:p text:style-name="P1"><text:span text:style-name="T10">Barkskin</text:span><text:span text:style-name="T6"><text:tab/>Древесная кожа (с визуализацией в виде коры вместо кожи), дает 10% </text:span><text:span text:style-name="T10">hide </text:span><text:span text:style-name="T6">в лесу</text:span></text:p>
      <text:p text:style-name="P1"><text:span text:style-name="T6">Charm Person or Mammal<text:tab/>Очаровать персону или млекопитающее</text:span></text:p>
      <text:p text:style-name="P1"><text:span text:style-name="T6">Goodberry<text:tab/>Полезные ягоды</text:span></text:p>
      <text:p text:style-name="P1"><text:span text:style-name="T6">Messenger<text:tab/>Посланник</text:span></text:p>
      <text:p text:style-name="P1"><text:span text:style-name="T6">Obscurement<text:tab/>Завеса</text:span></text:p>
      <text:p text:style-name="P1"><text:span text:style-name="T6">Snake Charm<text:tab/>Очаровать змей</text:span></text:p>
      <text:p text:style-name="P1"><text:span text:style-name="T6">Speak With Animals<text:tab/>Говорить с животными</text:span></text:p>
      <text:p text:style-name="P1"><text:span text:style-name="T6">Trip<text:tab/>Зацепить</text:span></text:p>
      <text:p text:style-name="P1"><text:span text:style-name="T6">Warp Wood<text:tab/>Искривить дерево</text:span></text:p>
      <text:p text:style-name="P2"/>
      <text:p text:style-name="P2"><text:soft-page-break/></text:p>
      <text:h text:style-name="P9" text:outline-level="2"><text:span text:style-name="T11">Уровень 3</text:span></text:h>
      <text:p text:style-name="P3"/>
      <text:p text:style-name="P4"><text:span text:style-name="T8">Ветвь</text:span></text:p>
      <text:p text:style-name="P4"><text:span text:style-name="T6">Данное заклинание позволяет жрецу в радиусе тридцати метров заставить любое растение, имеющего размеры не менее орехового куста, атаковать рядом стоящую цель с </text:span><text:span text:style-name="T10">THAC</text:span><text:span text:style-name="T6">0 воина уровня заклинателя, нанося 2</text:span><text:span text:style-name="T10">d</text:span><text:span text:style-name="T6">4 урона. Для исполнения заклинания достаточно видеть само растение и атакуемую цель.</text:span></text:p>
      <text:p text:style-name="P2"/>
      <text:p text:style-name="P4"><text:span text:style-name="T8">Дикий ветер</text:span></text:p>
      <text:p text:style-name="P4"><text:span text:style-name="T6">В зоне радиусом 5 метров вокруг заклинателя заворачивается смерч, имеющий показатель Силы 18. При попадании в зону действия заклинания цель испытывает пенальти -1 на THAC0 из-за частичной дезориентации и -2 из-за затруднения движения. Существа, имеющие показатель Силы более 18, игнорируют сопротивление ветра. Находящиеся в зоне действия заклинания и имеющие массу до 150 килограмм объекты каждый раунд должны совершить спасбросок или быть опрокинуты и отброшены от заклинателя на 1d6 метров. Кроме того, находящиеся в зоне действия цели имеют 50% шанс претерпеть 1d4 урона каждый раунд от поднятых ветром мелких предметов. Продолжительность 1 ход + 1 раунд за магический уровень заклинателя. Реагенты: немного тополиного пуха.</text:span></text:p>
      <text:p text:style-name="P2"/>
      <text:h text:style-name="P11" text:outline-level="3"><text:span text:style-name="T7">Жертвенное касание</text:span></text:h>
      <text:p text:style-name="P4"><text:span text:style-name="T6">В момент исполнения заклинания, заканчивающегося прикосновением к цели, последняя восстанавливает 1d8 хит поинтов за магический уровень заклинателя вплоть до максимума 5d8. При этом сам заклинатель претерпевает урон, равный половине восстановленных хит поинтов.</text:span></text:p>
      <text:p text:style-name="P2"/>
      <text:p text:style-name="P4"><text:span text:style-name="T8">Оак защиты</text:span></text:p>
      <text:p text:style-name="P4"><text:span text:style-name="T6">В момент исполнения заклинания рядом с друидом появляется светящийся шар, по виду и эффекту освещения напоминающий блуждающий огонь и распространяющий на всех союзников в радиусе пятнадцати метров ауру, добавляющую +2 </text:span><text:span text:style-name="T10">AC</text:span><text:span text:style-name="T6"> и +2% </text:span><text:span text:style-name="T10">MRE</text:span><text:span text:style-name="T6"> за каждые пять уровней заклинателя до +4 максимум. Продолжительность 1 ход +1 раунд за уровень. Эффект заклинания не коммулятивен с другими, полученными от заклинаний или магических вещей. Допустимо использование только одного подобного заклинания единовременно.</text:span></text:p>
      <text:p text:style-name="P2"/>
      <text:p text:style-name="P4"><text:span text:style-name="T8">Рост растений</text:span></text:p>
      <text:p text:style-name="P2"/>
      <text:p text:style-name="P2"/>
      <text:p text:style-name="P2"/>
      <text:p text:style-name="P1"><text:span text:style-name="T8">Сонное облако</text:span></text:p>
      <text:p text:style-name="P4"><text:span text:style-name="T6">Исполняя данное заклятье, жрец создает взвесь пыльцы на расстоянии до тридцати метров от своего положения. Существа с хит дайсом не выше третьего, погружаются в сон на 1 ход +1 раунд за уровень заклинателя. Существа с хит дайсом не выше же шестого должны сделать спасительный бросок от яда, в случае успеха которого их показатель THAC0, скорость передвижения и модификатор урона снижаются на 2 на 1d4 +1 раунд за магический уровень заклинателя, или погружаются в сон. Существа с хит дайсом не выше восьмого должны сделать спасительный бросок от яда или их показатели будут снижены указанным выше образом. Эффекты снижения показателей не суммируются, но каждый следующий раунд нахождения в облаке увеличивает пенальти на спасительный бросок на 1.</text:span></text:p>
      <text:p text:style-name="P1"><text:span text:style-name="T6">Существа, не нуждающиеся на момент попадания в область воздействия в дыхании, игнорируют действие заклинания.</text:span></text:p>
      <text:p text:style-name="P1"><text:span text:style-name="T6">Отравляющие эффекты могут быть замедленны или нейтрализованы соответствующей магией. Время жизни облака сокращается на половину умеренным ветром, и оно развеивается более сильным ветром в течение одного раунда.</text:span></text:p>
      <text:p text:style-name="P2"/>
      <text:p text:style-name="P1"><text:soft-page-break/><text:span text:style-name="T6">Call Lightning<text:tab/>Призвать молнию (раз в 5 раундов)</text:span></text:p>
      <text:p text:style-name="P1"><text:span text:style-name="T6">Hold Animal<text:tab/>Удержать животное</text:span></text:p>
      <text:p text:style-name="P1"><text:span text:style-name="T6">Snare<text:tab/>Силок</text:span></text:p>
      <text:p text:style-name="P1"><text:span text:style-name="T6">Spike Growth<text:tab/>Вырастить шипы</text:span></text:p>
      <text:p text:style-name="P1"><text:span text:style-name="T6">Summon Insects<text:tab/>Вызвать насекомых</text:span></text:p>
      <text:p text:style-name="P1"><text:span text:style-name="T6">Tree<text:tab/>Дерево</text:span></text:p>
      <text:p text:style-name="P4"><text:span text:style-name="T6">Tongues Толкование языков. В отличие от PHB: основывается на понимании мимики существ, интонаций, интерпретации запахов, "языка тела" и т. д. Позволяет понимать и общаться на простые темы. Может не сработать в отношении существ, чья природа, логика, мировоззрение непонятны заклинателю, однако с духами и стихиями шанс установить взаимопонимание весьма высок. Продолжительность: 10 мин. / ур.</text:span></text:p>
      <text:p text:style-name="P2"/>
      <text:h text:style-name="P9" text:outline-level="2"><text:span text:style-name="T11">Уровень 4</text:span></text:h>
      <text:p text:style-name="P3"/>
      <text:p text:style-name="P1"><text:span text:style-name="T6">Запутать</text:span></text:p>
      <text:p text:style-name="P1"><text:span text:style-name="T6">Заблудить в лесу. (см. </text:span><text:span text:style-name="T10">Forestwalker</text:span><text:span text:style-name="T6">)</text:span></text:p>
      <text:p text:style-name="P2"/>
      <text:p text:style-name="P1"><text:span text:style-name="T6">Смертельные бревна</text:span></text:p>
      <text:p text:style-name="P1"><text:span text:style-name="T6">См. гр. Волколак – Тисовая роща</text:span></text:p>
      <text:p text:style-name="P2"/>
      <text:p text:style-name="P1"><text:span text:style-name="T6">Разложение</text:span></text:p>
      <text:p text:style-name="P1"><text:span text:style-name="T6">Позволяет обратить любую мертвую органику в удобрение и породить клумбу. Объем 1 куб. м. / маг. ур.</text:span></text:p>
      <text:p text:style-name="P2"/>
      <text:p text:style-name="P1"><text:span text:style-name="T6">Плодородие</text:span></text:p>
      <text:p text:style-name="P1"><text:span text:style-name="T6">Позволяет увеличить шанс беременности или, наоборот, предотвратить его</text:span></text:p>
      <text:p text:style-name="P2"/>
      <text:p text:style-name="P1"><text:span text:style-name="T6">Стая</text:span></text:p>
      <text:p text:style-name="P1"><text:span text:style-name="T6">Заклинатель призывает 1</text:span><text:span text:style-name="T10">d</text:span><text:span text:style-name="T6">4 воронов за магический уровень на 2</text:span><text:span text:style-name="T10">d</text:span><text:span text:style-name="T6">10 раундов.</text:span></text:p>
      <text:p text:style-name="P2"/>
      <text:p text:style-name="P1"><text:span text:style-name="T10">Animal Summoning I<text:tab/></text:span><text:span text:style-name="T6">Вызывание</text:span><text:span text:style-name="T10"> </text:span><text:span text:style-name="T6">животных</text:span><text:span text:style-name="T10"> I</text:span></text:p>
      <text:p text:style-name="P1"><text:span text:style-name="T6">Control Temperature, 10' Radius<text:tab/>Управлять температурой, радиус 10 футов</text:span></text:p>
      <text:p text:style-name="P1"><text:span text:style-name="T6">Giant Insect<text:tab/>Гигантское насекомое</text:span></text:p>
      <text:p text:style-name="P1"><text:span text:style-name="T10">Hallucinatory</text:span><text:span text:style-name="T6"> </text:span><text:span text:style-name="T10">Forest</text:span><text:span text:style-name="T6"><text:tab/>Галлюцинация леса</text:span></text:p>
      <text:p text:style-name="P1"><text:span text:style-name="T10">Hold</text:span><text:span text:style-name="T6"> </text:span><text:span text:style-name="T10">Plant</text:span><text:span text:style-name="T6"><text:tab/>Удержать растение</text:span></text:p>
      <text:p text:style-name="P1"><text:span text:style-name="T6">Plant Door<text:tab/>Дверь в растениях</text:span></text:p>
      <text:p text:style-name="P1"><text:span text:style-name="T10">Protection From Lightning<text:tab/></text:span><text:span text:style-name="T6">Защита</text:span><text:span text:style-name="T10"> </text:span><text:span text:style-name="T6">от</text:span><text:span text:style-name="T10"> </text:span><text:span text:style-name="T6">молний</text:span></text:p>
      <text:p text:style-name="P1"><text:span text:style-name="T10">Repel</text:span><text:span text:style-name="T6"> </text:span><text:span text:style-name="T10">Insects</text:span><text:span text:style-name="T6"><text:tab/>Отогнать насекомых</text:span></text:p>
      <text:p text:style-name="P1"><text:span text:style-name="T6">Speak With Plants<text:tab/>Говорить с растениями</text:span></text:p>
      <text:p text:style-name="P1"><text:span text:style-name="T10">Sticks to Snakes<text:tab/></text:span><text:span text:style-name="T6">Палки</text:span><text:span text:style-name="T10"> </text:span><text:span text:style-name="T6">в</text:span><text:span text:style-name="T10"> </text:span><text:span text:style-name="T6">змей</text:span></text:p>
      <text:p text:style-name="P3"/>
      <text:h text:style-name="P9" text:outline-level="2"><text:span text:style-name="T11">Уровень 5</text:span></text:h>
      <text:p text:style-name="P3"/>
      <text:p text:style-name="P1"><text:span text:style-name="T6">Animal Growth<text:tab/>Рост животных</text:span></text:p>
      <text:p text:style-name="P1"><text:span text:style-name="T6">Animal Summoning II<text:tab/>Вызывание животных II</text:span></text:p>
      <text:p text:style-name="P1"><text:span text:style-name="T6">Antiplant Shell<text:tab/>Антирастительная оболочка</text:span></text:p>
      <text:p text:style-name="P1"><text:span text:style-name="T6">Pass Plant<text:tab/>Пройти растение</text:span></text:p>
      <text:p text:style-name="P1"><text:span text:style-name="T6">Rainbow<text:tab/>Радуга</text:span></text:p>
      <text:p text:style-name="P2"/>
      <text:h text:style-name="P9" text:outline-level="2"><text:span text:style-name="T11">Уровень 6</text:span></text:h>
      <text:p text:style-name="P3"/>
      <text:p text:style-name="P1"><text:span text:style-name="T6">Animal Summoning III<text:tab/>Вызывание животных III</text:span></text:p>
      <text:p text:style-name="P1"><text:span text:style-name="T6">Antianimal Shell<text:tab/>Антиживотная оболочка</text:span></text:p>
      <text:p text:style-name="P1"><text:soft-page-break/><text:span text:style-name="T6">Liveoak<text:tab/>Живой дуб</text:span></text:p>
      <text:p text:style-name="P1"><text:span text:style-name="T6">Transport Via Plants<text:tab/>Перемещение через растения</text:span></text:p>
      <text:p text:style-name="P1"><text:span text:style-name="T10">Turn Wood<text:tab/></text:span><text:span text:style-name="T6">Изгнать</text:span><text:span text:style-name="T10"> </text:span><text:span text:style-name="T6">дерево</text:span></text:p>
      <text:p text:style-name="P1"><text:span text:style-name="T10">Wall of Thorns<text:tab/></text:span><text:span text:style-name="T6">Стена</text:span><text:span text:style-name="T10"> </text:span><text:span text:style-name="T6">шипов</text:span></text:p>
      <text:p text:style-name="P1"><text:span text:style-name="T10">Weather</text:span><text:span text:style-name="T6"> </text:span><text:span text:style-name="T10">Summoning</text:span><text:span text:style-name="T6"><text:tab/>Вызывание погоды</text:span></text:p>
      <text:p text:style-name="P2"/>
      <text:h text:style-name="P9" text:outline-level="2"><text:span text:style-name="T11">Уровень 7</text:span></text:h>
      <text:p text:style-name="P3"/>
      <text:p text:style-name="P1"><text:span text:style-name="T8">Призывный крик</text:span></text:p>
      <text:p text:style-name="P1"><text:span text:style-name="T6">Будучи в какой-либо звериной форме, заклинатель призывает от 1</text:span><text:span text:style-name="T10">d</text:span><text:span text:style-name="T6">4+1 зверей того же вида на срок 2</text:span><text:span text:style-name="T10">d</text:span><text:span text:style-name="T6">6 раундов. Общий хит дайс существ равен уровню заклинателя.</text:span></text:p>
      <text:p text:style-name="P2"/>
      <text:p text:style-name="P1"><text:span text:style-name="T6">Changestaff<text:tab/>Превратить посох</text:span></text:p>
      <text:p text:style-name="P1"><text:span text:style-name="T6">Control Weather<text:tab/>Управлять погодой</text:span></text:p>
      <text:p text:style-name="P1"><text:span text:style-name="T6">Creeping Doom<text:tab/>Ползающий рок</text:span></text:p>
      <text:p text:style-name="P2"/>
      <text:p text:style-name="P4"><text:span text:style-name="T8">Возвращение к жизни</text:span></text:p>
      <text:p text:style-name="P4"><text:span text:style-name="T6">Один раз в месяц жрец способен вернуть к жизни гуманоидное существо, если оно умерло не более чем неделю назад и его целостность составляет не менее 75%. В случае провала заклинания жрец так же погибает, а в случае успеха стареет на год.</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imbus Sans L1" svg:font-family="'Nimbus Sans 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hi" style:country-asian="IN"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color="#000000" style:font-name="Arial" fo:font-family="Arial" style:font-family-generic="roman" style:font-pitch="variable" fo:font-size="14pt" fo:language="ru" fo:country="RU" style:font-name-asian="DejaVu Sans Condensed" style:font-family-asian="'DejaVu Sans Condensed'" style:font-family-generic-asian="system" style:font-pitch-asian="variable" style:font-size-asian="14pt" style:language-asian="ru" style:country-asian="RU" style:font-name-complex="DejaVu Sans Condensed" style:font-family-complex="'DejaVu Sans Condensed'" style:font-family-generic-complex="system" style:font-pitch-complex="variable"/>
    </style:style>
    <style:style style:name="Text_20_body" style:display-name="Text body" style:family="paragraph" style:parent-style-name="Standard" style:default-outline-level="" style:class="text">
      <style:paragraph-properties fo:text-align="justify" style:justify-single-word="false"/>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List" style:family="paragraph" style:parent-style-name="Text_20_body" style:default-outline-level="" style:class="list">
      <style:paragraph-properties fo:text-align="justify" style:justify-single-word="false"/>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style:text-properties fo:color="#000000"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style>
    <style:style style:name="Index" style:family="paragraph" style:parent-style-name="Standard" style:default-outline-level="" style:class="index">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Title" style:family="paragraph" style:parent-style-name="Standard" style:default-outline-level="" style:class="chapter">
      <style:paragraph-properties fo:text-align="center" style:justify-single-word="false"/>
      <style:text-properties fo:color="#000000" style:font-name="Times New Roman" fo:font-family="'Times New Roman'" style:font-family-generic="roman" style:font-pitch="variable" fo:font-size="18pt" fo:language="ru" fo:country="RU" fo:text-shadow="1pt 1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style>
    <style:style style:name="_3f__3f__3f__3f__3f__3f__3f__3f__3f__3f__3f__3f_" style:display-name="????????????" style:family="paragraph" style:default-outline-level="">
      <style:paragraph-properties fo:margin-top="0.423cm" fo:margin-bottom="0.212cm" loext:contextual-spacing="false" fo:text-align="center" style:justify-single-word="false" fo:keep-with-next="always"/>
      <style:text-properties fo:color="#000000" style:font-name="Nimbus Sans L" fo:font-family="'Nimbus Sans L'" style:font-family-generic="roman" style:font-pitch="variable" fo:font-size="14pt" fo:language="ru" fo:country="RU" fo:font-style="italic" fo:text-shadow="none" fo:font-weight="normal" style:font-name-asian="Nimbus Sans L1" style:font-family-asian="'Nimbus Sans L'" style:font-family-generic-asian="system" style:font-pitch-asian="variable" style:font-size-asian="14pt" style:language-asian="ru" style:country-asian="RU" style:font-style-asian="italic" style:font-weight-asian="normal" style:font-name-complex="Nimbus Sans L1" style:font-family-complex="'Nimbus Sans L'" style:font-family-generic-complex="system" style:font-pitch-complex="variable"/>
    </style:style>
    <style:style style:name="caption" style:family="paragraph" style:parent-style-name="Standard" style:default-outline-level="">
      <style:paragraph-properties fo:margin-top="0.212cm" fo:margin-bottom="0.212cm" loext:contextual-spacing="false"/>
      <style:text-properties fo:color="#000000"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color="#000000" style:font-name="Times New Roman" fo:font-family="'Times New Roman'"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ru" style:country-asian="RU" style:font-style-asian="italic"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color="#000000" style:font-name="Times New Roman" fo:font-family="'Times New Roman'" style:font-family-generic="roman" style:font-pitch="variable" fo:font-size="13pt" fo:language="ru" fo:country="RU"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color="#000000"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style>
    <style:style style:name="WW-caption" style:family="paragraph" style:parent-style-name="Standard" style:default-outline-level="">
      <style:paragraph-properties fo:margin-top="0.212cm" fo:margin-bottom="0.212cm" loext:contextual-spacing="false"/>
      <style:text-properties fo:color="#000000"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style>
    <style:style style:name="WW-Index" style:family="paragraph" style:parent-style-name="Standard" style:default-outline-level="">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Body_20_Text_20_2" style:display-name="Body Text 2" style:family="paragraph" style:parent-style-name="Standard" style:default-outline-level="">
      <style:paragraph-properties fo:margin-left="0cm" fo:margin-right="0cm" fo:text-align="justify" style:justify-single-word="false" fo:text-indent="1cm" style:auto-text-indent="false"/>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Body_20_Text_20_Indent_20_2" style:display-name="Body Text Indent 2" style:family="paragraph" style:parent-style-name="Standard" style:default-outline-level="">
      <style:paragraph-properties fo:margin-left="1cm" fo:margin-right="0cm" fo:text-align="justify" style:justify-single-word="false" fo:text-indent="0cm" style:auto-text-indent="false"/>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Table_20_Contents" style:display-name="Table Contents" style:family="paragraph" style:parent-style-name="Standard" style:default-outline-level="" style:class="extra">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style:style style:name="Default_20_Paragraph_20_Font" style:display-name="Default Paragraph Font" style:family="text">
      <style:text-properties fo:color="#00000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002cm" fo:margin-bottom="1.002cm" fo:margin-left="2cm" fo:margin-right="1.499cm" style:writing-mode="lr-tb" style:layout-grid-color="#c0c0c0" style:layout-grid-lines="259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GHost</meta:initial-creator>
    <meta:creation-date>2007-10-20T12:28:00</meta:creation-date>
    <dc:date>2008-08-08T01:48:00</dc:date>
    <meta:print-date>2113-01-01T00:00:00</meta:print-date>
    <meta:generator>LibreOffice/6.0.7.3$Linux_X86_64 LibreOffice_project/00m0$Build-3</meta:generator>
    <meta:document-statistic meta:table-count="0" meta:image-count="0" meta:object-count="0" meta:page-count="6" meta:paragraph-count="122" meta:word-count="1787" meta:character-count="12545" meta:non-whitespace-character-count="10878"/>
  </office:meta>
</office:document-meta>
</file>